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1.489cm"/>
    </style:style>
    <style:style style:name="co7" style:family="table-column">
      <style:table-column-properties fo:break-before="auto" style:column-width="1.744cm"/>
    </style:style>
    <style:style style:name="co8" style:family="table-column">
      <style:table-column-properties fo:break-before="auto" style:column-width="7.722cm"/>
    </style:style>
    <style:style style:name="co9" style:family="table-column">
      <style:table-column-properties fo:break-before="auto" style:column-width="6.299cm"/>
    </style:style>
    <style:style style:name="co10" style:family="table-column">
      <style:table-column-properties fo:break-before="auto" style:column-width="2.723cm"/>
    </style:style>
    <style:style style:name="co12" style:family="table-column">
      <style:table-column-properties fo:break-before="auto" style:column-width="3.4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0.455cm" fo:break-before="auto" style:use-optimal-row-height="true"/>
    </style:style>
    <style:style style:name="ro9" style:family="table-row">
      <style:table-row-properties style:row-height="1.22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2" table:default-cell-style-name="ce6"/>
        <table:table-column table:style-name="co11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3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mperial.ac.uk/people/neil.ferguson" xlink:type="simple">https://www.imperial.ac.uk/people/neil.ferguso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neaveoclery.com/#about" xlink:type="simple">http://neaveoclery.com/#about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www.sheffield.ac.uk/acse/department/people/academic/robin-purshouse" xlink:type="simple">https://www.sheffield.ac.uk/acse/department/people/academic/robin-purshouse</text:a></text:p>
          </table:table-cell>
          <table:table-cell office:value-type="string" calcext:value-type="string">
            <text:p><text:a xlink:href="https://scholar.google.com/citations?user=C8930KkAAAAJ&amp;hl=en" xlink:type="simple">https://scholar.google.com/citations?user=C8930KkAAAAJ&amp;hl=en</text:a></text:p>
          </table:table-cell>
          <table:table-cell office:value-type="string" calcext:value-type="string">
            <text:p>for manyobjective optim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biosciences/departments/genetics-evolution-and-environment/research/centre-biodiversity-and-environment-research-cber/people/alison-fairbrass" xlink:type="simple">https://www.ucl.ac.uk/biosciences/departments/genetics-evolution-and-environment/research/centre-biodiversity-and-environment-research-cber/people/alison-fairbras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ml.berkeley.edu/~cecile.gaubert/" xlink:type="simple">https://eml.berkeley.edu/~cecile.gaubert/</text:a></text:p>
          </table:table-cell>
          <table:table-cell office:value-type="string" calcext:value-type="string">
            <text:p><text:a xlink:href="https://eml.berkeley.edu/~cecile.gaubert/CV_Gaubert.pdf" xlink:type="simple">https://eml.berkeley.edu/~cecile.gaubert/CV_Gaubert.pdf</text:a></text:p>
          </table:table-cell>
          <table:table-cell office:value-type="string" calcext:value-type="string">
            <text:p>(X telecom)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vverbavatz.fr/en/" xlink:type="simple">https://www.vverbavatz.fr/en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media.mit.edu/people/agrignar/overview/" xlink:type="simple">https://www.media.mit.edu/people/agrignar/overview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syber.city/🐈" xlink:type="simple">https://psyber.city/%F0%9F%90%88</text:a></text:p>
          </table:table-cell>
          <table:table-cell table:number-columns-repeated="1017"/>
        </table:table-row>
        <table:table-row table:style-name="ro4">
          <table:table-cell table:number-columns-repeated="6"/>
          <table:table-cell office:value-type="string" calcext:value-type="string">
            <text:p><text:a xlink:href="https://imzhongchen.wordpress.com/" xlink:type="simple">https://imzhongchen.wordpress.com/</text:a></text:p>
          </table:table-cell>
          <table:table-cell office:value-type="string" calcext:value-type="string">
            <text:p>ERC mobility/luti !</text:p>
          </table:table-cell>
          <table:table-cell office:value-type="string" calcext:value-type="string">
            <text:p><text:a xlink:href="https://iris.ucl.ac.uk/iris/browse/profile?upi=CZHON86" xlink:type="simple">https://iris.ucl.ac.uk/iris/browse/profile?upi=CZHON86</text:a>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<text:a xlink:href="http://fmaturana.cl/" xlink:type="simple">http://fmaturana.cl/</text:a></text:p>
          </table:table-cell>
          <table:table-cell office:value-type="string" calcext:value-type="string">
            <text:p>(from tw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people.unisa.edu.au/michelle.baddeley" xlink:type="simple">https://people.unisa.edu.au/michelle.baddeley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henriettalmoore.com/" xlink:type="simple">https://www.henriettalmoore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arct.cam.ac.uk/people/architecture-hod@aha.cam.ac.uk" xlink:type="simple">https://www.arct.cam.ac.uk/people/architecture-hod@aha.cam.ac.uk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anliodedomenico.com/" xlink:type="simple">http://manliodedomenico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W-oAq0AAAAJ&amp;hl=fr&amp;oi=ao" xlink:type="simple">https://scholar.google.com/citations?user=KW-oAq0AAAAJ&amp;hl=fr&amp;oi=ao</text:a></text:p>
          </table:table-cell>
          <table:table-cell office:value-type="string" calcext:value-type="string">
            <text:p>~ critical geo ?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dt7yMnEAAAAJ&amp;hl=fr&amp;oi=ao" xlink:type="simple">https://scholar.google.com/citations?user=dt7yMnEAAAAJ&amp;hl=fr&amp;oi=ao</text:a></text:p>
          </table:table-cell>
          <table:table-cell office:value-type="string" calcext:value-type="string">
            <text:p>ontologies (seminar ISC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lazega.fr/" xlink:type="simple">http://elazega.fr/</text:a></text:p>
          </table:table-cell>
          <table:table-cell office:value-type="string" calcext:value-type="string">
            <text:p>patents projet ANR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iccardodiclemente.com/index.html#about_me" xlink:type="simple">http://www.riccardodiclemente.com/index.html#about_m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geoffboeing.com/" xlink:type="simple">https://geoffboeing.com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aballatore.space/contact/" xlink:type="simple">https://aballatore.space/contac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cl.ac.uk/civil-environmental-geomatic-engineering/people/dr-james-haworth" xlink:type="simple">https://www.ucl.ac.uk/civil-environmental-geomatic-engineering/people/dr-james-haworth</text:a></text:p>
          </table:table-cell>
          <table:table-cell office:value-type="string" calcext:value-type="string">
            <text:p>deep learning/AI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<text:a xlink:href="https://scholar.google.co.uk/citations?user=L8TM0mAAAAAJ&amp;hl=fr&amp;oi=ao" xlink:type="simple">https://scholar.google.co.uk/citations?user=L8TM0mAAAAAJ&amp;hl=fr&amp;oi=ao</text:a></text:p>
          </table:table-cell>
          <table:table-cell office:value-type="string" calcext:value-type="string">
            <text:p>(link covid-sci pol?) → Nature editor letter resilience post covid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dauphinester.wixsite.com/monsite" xlink:type="simple">https://dauphinester.wixsite.com/monsit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user=kEnSO3AAAAAJ&amp;hl=fr&amp;oi=sra" xlink:type="simple">https://scholar.google.com/citations?user=kEnSO3AAAAAJ&amp;hl=fr&amp;oi=sra</text:a></text:p>
          </table:table-cell>
          <table:table-cell office:value-type="string" calcext:value-type="string">
            <text:p>(seminar epistemo: Prigogine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rferrali.net/" xlink:type="simple">https://rferrali.net/</text:a></text:p>
          </table:table-cell>
          <table:table-cell office:value-type="string" calcext:value-type="string">
            <text:p>(quanti : stat petits nombre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com/citations?hl=fr&amp;user=SK8kZ9cAAAAJ" xlink:type="simple">https://scholar.google.com/citations?hl=fr&amp;user=SK8kZ9cAAAAJ</text:a></text:p>
          </table:table-cell>
          <table:table-cell office:value-type="string" calcext:value-type="string">
            <text:p>(gisruk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rhydlewis.eu/" xlink:type="simple">http://www.rhydlewis.eu/</text:a>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<text:a xlink:href="https://micheletirico.github.io/" xlink:type="simple">https://micheletirico.github.io/</text:a></text:p>
          </table:table-cell>
          <table:table-cell office:value-type="string" calcext:value-type="string">
            <text:p>(spatial network morphogenesis ; urban form – Fusco) (contact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cholar.google.fr/citations?user=QszlT2IAAAAJ&amp;hl=fr" xlink:type="simple">https://scholar.google.fr/citations?user=QszlT2IAAAAJ&amp;hl=fr</text:a></text:p>
          </table:table-cell>
          <table:table-cell office:value-type="string" calcext:value-type="string">
            <text:p>Alife / coauth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ipgp.fr/~tarantola/" xlink:type="simple">http://www.ipgp.fr/~tarantola/</text:a></text:p>
          </table:table-cell>
          <table:table-cell office:value-type="string" calcext:value-type="string">
            <text:p>inverse problem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llion.cnrs.fr/" xlink:type="simple">https://ollion.cnrs.fr/</text:a></text:p>
          </table:table-cell>
          <table:table-cell office:value-type="string" calcext:value-type="string">
            <text:p>comp soc sci / prof X</text:p>
          </table:table-cell>
          <table:table-cell table:number-columns-repeated="1016"/>
        </table:table-row>
        <table:table-row table:style-name="ro5">
          <table:table-cell table:number-columns-repeated="6"/>
          <table:table-cell office:value-type="string" calcext:value-type="string">
            <text:p><text:a xlink:href="http://rybski.de/" xlink:type="simple">http://rybski.de/</text:a> <text:a xlink:href="http://diego.rybski.de/" xlink:type="simple">http://diego.rybski.de/</text:a></text:p>
          </table:table-cell>
          <table:table-cell office:value-type="string" calcext:value-type="string">
            <text:p>Diego : general (redirect « others ») + research (rq : already above) – check pub list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cnrs.academia.edu/JeanFrancoisMignot" xlink:type="simple">https://cnrs.academia.edu/JeanFrancoisMignot</text:a></text:p>
          </table:table-cell>
          <table:table-cell office:value-type="string" calcext:value-type="string">
            <text:p>(controverse – buzz?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mailto:jdeller@sympatico.ca" xlink:type="simple">jdeller@sympatico.ca</text:a></text:p>
          </table:table-cell>
          <table:table-cell office:value-type="string" calcext:value-type="string">
            <text:p>(mail 04/10/2021 pub traduc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erekgreene.com/publications/" xlink:type="simple">http://derekgreene.com/publications/</text:a></text:p>
          </table:table-cell>
          <table:table-cell office:value-type="string" calcext:value-type="string">
            <text:p>scim (seminar casa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obisargoni.io/" xlink:type="simple">https://obisargoni.io/</text:a></text:p>
          </table:table-cell>
          <table:table-cell table:number-columns-repeated="1017"/>
        </table:table-row>
        <table:table-row table:style-name="ro6">
          <table:table-cell table:number-columns-repeated="6"/>
          <table:table-cell office:value-type="string" calcext:value-type="string">
            <text:p><text:a xlink:href="http://urbansystemslab.com/people" xlink:type="simple">http://urbansystemslab.com/people</text:a> <text:a xlink:href="https://scholar.google.com/citations?user=RAHabGIAAAAJ&amp;hl=en" xlink:type="simple">https://scholar.google.com/citations?user=RAHabGIAAAAJ&amp;hl=en</text:a></text:p>
          </table:table-cell>
          <table:table-cell office:value-type="string" calcext:value-type="string">
            <text:p>(SDGs tradeoffs : <text:a xlink:href="https://scholar.google.com/scholar?hl=fr&amp;as_sdt=0%2C5&amp;q=urban+systems+tradeoffs+macro+scale&amp;btnG" xlink:type="simple">https://scholar.google.com/scholar?hl=fr&amp;as_sdt=0%2C5&amp;q=urban+systems+tradeoffs+macro+scale&amp;btnG</text:a>=) ; bib <text:a xlink:href="https://www.sciencedirect.com/science/article/abs/pii/S1470160X16301583" xlink:type="simple">https://www.sciencedirect.com/science/article/abs/pii/S1470160X16301583</text:a></text:p>
          </table:table-cell>
          <table:table-cell table:number-columns-repeated="1016"/>
        </table:table-row>
        <table:table-row table:style-name="ro3">
          <table:table-cell table:number-columns-repeated="6"/>
          <table:table-cell office:value-type="string" calcext:value-type="string">
            <text:p><text:a xlink:href="https://sites.google.com/view/asharifi/home" xlink:type="simple">https://sites.google.com/view/asharifi/home</text:a> <text:a xlink:href="https://scholar.google.com/citations?user=YjV6Fm0AAAAJ&amp;hl=fr&amp;oi=sra" xlink:type="simple">https://scholar.google.com/citations?user=YjV6Fm0AAAAJ&amp;hl=fr&amp;oi=sra</text:a></text:p>
          </table:table-cell>
          <table:table-cell office:value-type="string" calcext:value-type="string">
            <text:p>'’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ebastianrisi.com/" xlink:type="simple">https://sebastianrisi.com/</text:a></text:p>
          </table:table-cell>
          <table:table-cell office:value-type="string" calcext:value-type="string">
            <text:p>(AI/self-or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mathieu-bredif/" xlink:type="simple">https://www.umr-lastig.fr/mathieu-bredif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luisnatera.com/cv/" xlink:type="simple">https://luisnatera.com/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pbelmans.ncag.info/about" xlink:type="simple">https://pbelmans.ncag.info/about</text:a></text:p>
          </table:table-cell>
          <table:table-cell office:value-type="string" calcext:value-type="string">
            <text:p>(beamer – rq : music, X maths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tkemeny.github.io/cv/" xlink:type="simple">https://tkemeny.github.io/cv/</text:a></text:p>
          </table:table-cell>
          <table:table-cell office:value-type="string" calcext:value-type="string">
            <text:p>(casa sem, innov informal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site/sidoniechristophe/home?authuser=0" xlink:type="simple">https://sites.google.com/site/sidoniechristophe/home?authuser=0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pgp.fr/fr/ggs/these-de-marie-bouih" xlink:type="simple">https://www.ipgp.fr/fr/ggs/these-de-marie-bouih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mr-lastig.fr/azelle-courtial/" xlink:type="simple">https://www.umr-lastig.fr/azelle-courtial/</text:a></text:p>
          </table:table-cell>
          <table:table-cell office:value-type="string" calcext:value-type="string">
            <text:p>(JR chairing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evelyne.lutton.free.fr/" xlink:type="simple">http://evelyne.lutton.free.fr/</text:a></text:p>
          </table:table-cell>
          <table:table-cell office:value-type="string" calcext:value-type="string">
            <text:p>(coevolution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sciencespo.fr/histoire/fr/chercheur/Paul-André%20Rosental/76168.html" xlink:type="simple">https://www.sciencespo.fr/histoire/fr/chercheur/Paul-Andr%C3%A9%20Rosental/76168.html</text:a></text:p>
          </table:table-cell>
          <table:table-cell office:value-type="string" calcext:value-type="string">
            <text:p>(demo, pres JSR22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sites.google.com/view/mathilde-munoz/about/research?authuser=0" xlink:type="simple">https://sites.google.com/view/mathilde-munoz/about/research?authuser=0</text:a></text:p>
          </table:table-cell>
          <table:table-cell office:value-type="string" calcext:value-type="string">
            <text:p>(ens, master X)</text:p>
          </table:table-cell>
          <table:table-cell table:number-columns-repeated="1016"/>
        </table:table-row>
        <table:table-row table:style-name="ro7">
          <table:table-cell table:number-columns-repeated="6"/>
          <table:table-cell office:value-type="string" calcext:value-type="string">
            <text:p><text:a xlink:href="https://tfeuillet.github.io/" xlink:type="simple">https://tfeuillet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fsttar.fr/menu-haut/annuaire/fiche-personnelle/personne/leclercq-ludovic/?no_cache=1" xlink:type="simple">https://www.ifsttar.fr/menu-haut/annuaire/fiche-personnelle/personne/leclercq-ludovic/?no_cache=1</text:a></text:p>
          </table:table-cell>
          <table:table-cell office:value-type="string" calcext:value-type="string">
            <text:p>ERC model transports – req JR23</text:p>
          </table:table-cell>
          <table:table-cell table:number-columns-repeated="1016"/>
        </table:table-row>
        <table:table-row table:style-name="ro9">
          <table:table-cell table:number-columns-repeated="6"/>
          <table:table-cell office:value-type="string" calcext:value-type="string">
            <text:p>https://www.ifsttar.fr/menu-haut/annuaire/fiche-personnelle/personne/hautiere-nicolas/?no_cache=1</text:p>
          </table:table-cell>
          <table:table-cell office:value-type="string" calcext:value-type="string">
            <text:p>JR2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ihemi.fr/personnalites/pierre-yves-longaretti" xlink:type="simple">https://www.ihemi.fr/personnalites/pierre-yves-longaretti</text:a></text:p>
          </table:table-cell>
          <table:table-cell office:value-type="string" calcext:value-type="string">
            <text:p>Etes23 (interdisc/reconv !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www.louez-mon-cerveau.com/index.php" xlink:type="simple">http://www.louez-mon-cerveau.com/index.php</text:a></text:p>
          </table:table-cell>
          <table:table-cell office:value-type="string" calcext:value-type="string">
            <text:p>// JRConseil ? ~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s://lanasina.github.io/" xlink:type="simple">https://lanasina.github.i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elliotvincent.github.io/" xlink:type="simple">https://elliotvincent.github.io/</text:a></text:p>
          </table:table-cell>
          <table:table-cell table:number-columns-repeated="1017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0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SimSun" style:font-family-asian="SimSun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currency-style style:name="N117P0" style:volatile="true">
      <number:currency-symbol>$</number:currency-symbol>
      <number:number number:decimal-places="2" number:min-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1:44:56.1008343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uste Raimbault</meta:initial-creator>
    <meta:creation-date>2015-06-10T19:00:27</meta:creation-date>
    <dc:date>2025-10-22T11:45:01.578550899</dc:date>
    <meta:editing-duration>P30DT8H51M55S</meta:editing-duration>
    <meta:editing-cycles>125</meta:editing-cycles>
    <meta:generator>LibreOffice/24.2.7.2$Linux_X86_64 LibreOffice_project/420$Build-2</meta:generator>
    <meta:document-statistic meta:table-count="3" meta:cell-count="248" meta:object-count="0"/>
    <meta:user-defined meta:name=""/>
  </office:meta>
</office:document-meta>
</file>